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4.493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00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7.95cm" fo:break-before="auto" style:use-optimal-row-height="true"/>
    </style:style>
    <style:style style:name="ro6" style:family="table-row">
      <style:table-row-properties style:row-height="6.765cm" fo:break-before="auto" style:use-optimal-row-height="true"/>
    </style:style>
    <style:style style:name="ro7" style:family="table-row">
      <style:table-row-properties style:row-height="7.16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7.555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vertical-align="middle"/>
      <style:text-properties fo:font-weight="bold" style:font-weight-asian="bold"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border-bottom="0.06pt solid #000000" fo:wrap-option="wrap" fo:border-left="none" fo:border-right="0.06pt solid #000000" fo:border-top="0.06pt solid #000000" style:vertical-align="middle"/>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row table:style-name="ro1">
          <table:table-cell table:style-name="ce1" office:value-type="string" calcext:value-type="string">
            <text:p>Questions</text:p>
          </table:table-cell>
          <table:table-cell table:style-name="ce3" office:value-type="string" calcext:value-type="string">
            <text:p>Answers</text:p>
          </table:table-cell>
        </table:table-row>
        <table:table-row table:style-name="ro2">
          <table:table-cell office:value-type="string" calcext:value-type="string">
            <text:p>Hi/Hello</text:p>
          </table:table-cell>
          <table:table-cell office:value-type="string" calcext:value-type="string">
            <text:p>Hello</text:p>
            <text:p>How may I help you?</text:p>
          </table:table-cell>
        </table:table-row>
        <table:table-row table:style-name="ro3">
          <table:table-cell office:value-type="string" calcext:value-type="string">
            <text:p>I want to hire developer /</text:p>
            <text:p>I want a web application</text:p>
          </table:table-cell>
          <table:table-cell office:value-type="string" calcext:value-type="string">
            <text:p>We provide services like AI/ML, Odoo, Python, Robotic Process, Business Consulting, Business Intelligence, Hire Dedicated Resources, PWA Development,</text:p>
            <text:p>On which technology you want the web app to be developed?</text:p>
          </table:table-cell>
        </table:table-row>
        <table:table-row table:style-name="ro4">
          <table:table-cell office:value-type="string" calcext:value-type="string">
            <text:p>Can you brief me about odoo?</text:p>
          </table:table-cell>
          <table:table-cell office:value-type="string" calcext:value-type="string">
            <text:p>On-demand open object known as odoo is by far the most sought after ERP-based business management software development framework available in the market in terms of efficiency, reliability, and security.</text:p>
          </table:table-cell>
        </table:table-row>
        <table:table-row table:style-name="ro5">
          <table:table-cell office:value-type="string" calcext:value-type="string">
            <text:p>Can you brief me about AI/ML?</text:p>
          </table:table-cell>
          <table:table-cell office:value-type="string" calcext:value-type="string">
            <text:p>Artificial Intelligence has become an integral part of our routine without us even realising it. AI increased our productivity helping us streamline our energies and efforts in more crucial tasks thus optimizing efficiency.</text:p>
            <text:p>Be it face recognition on our smartphones or having natural language processing (nlp) tools like alexa play our favourite chartbusters all-day or as simple as our biometric machines recording attendance, we are surrounded by ai-enabled products.</text:p>
          </table:table-cell>
        </table:table-row>
        <table:table-row table:style-name="ro6">
          <table:table-cell office:value-type="string" calcext:value-type="string">
            <text:p>Can you brief me about Python?</text:p>
          </table:table-cell>
          <table:table-cell office:value-type="string" calcext:value-type="string">
            <text:p>Python is a high-level object oriented and procedural language. It is one of the easiest and the most reliable languages for scripting codes.</text:p>
            <text:p>Python is feature loaded with advantages of code portability, making code migration to other os easier as you transfer and run your codes. That means, coding can be done in one os and easily be transferred to the other os without any issue in the code.</text:p>
          </table:table-cell>
        </table:table-row>
        <table:table-row table:style-name="ro7">
          <table:table-cell office:value-type="string" calcext:value-type="string">
            <text:p>Can you brief me about Robotic Process?</text:p>
          </table:table-cell>
          <table:table-cell office:value-type="string" calcext:value-type="string">
            <text:p>Rpa is a process of simplifying and automating tasks that require human interference. RPA with the use of a software with artificial intelligence and machine learning capabilities that is stable to handle high volume repetitive tasks. Sorting and short-listing the relevant profile for hr, maintaining records of transactions and even making calculations are some of the many applications of the RPA system.</text:p>
          </table:table-cell>
        </table:table-row>
        <table:table-row table:style-name="ro8">
          <table:table-cell office:value-type="string" calcext:value-type="string">
            <text:p>Can you brief me about Business Consulting?</text:p>
          </table:table-cell>
          <table:table-cell office:value-type="string" calcext:value-type="string">
            <text:p>We provide technical and digital transformation consultation and implementation services. We understand businesses as is and work tirelessly to bring about meaningful and productive shifts strengthening your core business objectives and bringing about technological uplift.</text:p>
          </table:table-cell>
        </table:table-row>
        <table:table-row table:style-name="ro9">
          <table:table-cell office:value-type="string" calcext:value-type="string">
            <text:p>Can you brief me about Business Intelligence?</text:p>
          </table:table-cell>
          <table:table-cell office:value-type="string" calcext:value-type="string">
            <text:p>Business intelligence is the umbrella term referring to data silo, data warehousing, data mining, interpretation and visualization using real-time report generation mechanism assisting in taking informed business-accelerating decisions.</text:p>
            <text:p>BI minuses traditional data storing and report crafting processes by generating desired reports in real-time, accurate and actionable data formats. As a report is sought from bi, it interacts with erp and displays the result in desired formats.</text:p>
          </table:table-cell>
        </table:table-row>
        <table:table-row table:style-name="ro6">
          <table:table-cell office:value-type="string" calcext:value-type="string">
            <text:p>Hire Resources</text:p>
          </table:table-cell>
          <table:table-cell office:value-type="string" calcext:value-type="string">
            <text:p>From building a website from scratch to developing a mobile application, bespoke app or even a software development project, resource hiring has shown increasing potential in every sphere of the it industry. Doubled on popularity in the recent past, contract resources have assisted in giving a much-needed starting push to a no. of emerging businesses by substantially reducing staffing expenses.</text:p>
          </table:table-cell>
        </table:table-row>
        <table:table-row table:style-name="ro10">
          <table:table-cell office:value-type="string" calcext:value-type="string">
            <text:p>Can you brief me about PWA Development?</text:p>
          </table:table-cell>
          <table:table-cell office:value-type="string" calcext:value-type="string">
            <text:p>PWA can be called as hybrid-websites. These are websites with a few app-like features such as push notification. These are light-weight websites that can be pinned on the desktop, mobile or tablet home screens. being light makes it faster to load, consumes less of your storage space on the devices and remains relevant and updated every time the user visits.</text:p>
          </table:table-cell>
        </table:table-row>
        <table:table-row table:style-name="ro11">
          <table:table-cell office:value-type="string" calcext:value-type="string">
            <text:p>I want to build app in this Technology</text:p>
          </table:table-cell>
          <table:table-cell office:value-type="string" calcext:value-type="string">
            <text:p>Please give me you Contact information such as Name, Email ID and Contact number or you can contact on this Email</text:p>
          </table:table-cell>
        </table:table-row>
        <table:table-row table:style-name="ro12">
          <table:table-cell office:value-type="string" calcext:value-type="string">
            <text:p>Name, EmailID, Number</text:p>
          </table:table-cell>
          <table:table-cell office:value-type="string" calcext:value-type="string">
            <text:p>Thank you for Providing Information, our Teammate will connect as soon as possible.</text:p>
          </table:table-cell>
        </table:table-row>
        <table:table-row table:style-name="ro1" table:number-rows-repeated="1048562">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1">00/00/0000</text:date>, <text:time style:data-style-name="N2" text:time-value="10:58:50.6992610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30T11:01:31.538723876</meta:creation-date>
    <dc:date>2022-09-01T13:56:00.725358488</dc:date>
    <meta:editing-duration>PT3H25M10S</meta:editing-duration>
    <meta:editing-cycles>10</meta:editing-cycles>
    <meta:generator>LibreOffice/6.4.7.2$Linux_X86_64 LibreOffice_project/40$Build-2</meta:generator>
    <meta:document-statistic meta:table-count="1" meta:cell-count="26" meta:object-count="0"/>
  </office:meta>
</office:document-meta>
</file>